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96D10EF2D9C850D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24f72b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273a9f" fo:background-color="transparent"/>
    </style:style>
    <style:style style:name="P14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5" style:family="paragraph" style:parent-style-name="Table_20_Contents">
      <style:text-properties officeooo:paragraph-rsid="001a5680"/>
    </style:style>
    <style:style style:name="P16" style:family="paragraph" style:parent-style-name="Table_20_Contents">
      <style:text-properties officeooo:rsid="001d9b1c" officeooo:paragraph-rsid="001d9b1c"/>
    </style:style>
    <style:style style:name="P17" style:family="paragraph" style:parent-style-name="Table_20_Contents">
      <style:text-properties officeooo:rsid="002818bb" officeooo:paragraph-rsid="002818bb"/>
    </style:style>
    <style:style style:name="P18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19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2e0799" fo:background-color="transparent"/>
    </style:style>
    <style:style style:name="P21" style:family="paragraph" style:parent-style-name="Table_20_Contents">
      <style:text-properties officeooo:paragraph-rsid="001a5680"/>
    </style:style>
    <style:style style:name="P22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1a5680"/>
    </style:style>
    <style:style style:name="T10" style:family="text">
      <style:text-properties officeooo:rsid="001d9b1c"/>
    </style:style>
    <style:style style:name="T11" style:family="text">
      <style:text-properties officeooo:rsid="001f6111"/>
    </style:style>
    <style:style style:name="T12" style:family="text">
      <style:text-properties officeooo:rsid="001fd18d"/>
    </style:style>
    <style:style style:name="T13" style:family="text">
      <style:text-properties officeooo:rsid="0023a8c8"/>
    </style:style>
    <style:style style:name="T14" style:family="text">
      <style:text-properties officeooo:rsid="0024f72b"/>
    </style:style>
    <style:style style:name="T15" style:family="text">
      <style:text-properties officeooo:rsid="0025bcf3"/>
    </style:style>
    <style:style style:name="T16" style:family="text">
      <style:text-properties officeooo:rsid="00264be0"/>
    </style:style>
    <style:style style:name="T17" style:family="text">
      <style:text-properties officeooo:rsid="0026e5cd"/>
    </style:style>
    <style:style style:name="T18" style:family="text">
      <style:text-properties officeooo:rsid="002818bb"/>
    </style:style>
    <style:style style:name="T19" style:family="text">
      <style:text-properties officeooo:rsid="00288118"/>
    </style:style>
    <style:style style:name="T20" style:family="text">
      <style:text-properties fo:font-variant="normal" fo:text-transform="none" fo:color="#333333" style:font-name="Lucida Grande" fo:font-size="9.75pt" fo:letter-spacing="normal" fo:font-style="normal" fo:font-weight="normal"/>
    </style:style>
    <style:style style:name="T21" style:family="text">
      <style:text-properties officeooo:rsid="0029ec61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8">sp. zn. </text:span>#4556</text:p>
      <text:p text:style-name="P18"><text:s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11"><text:span text:style-name="T3">Zadavatel</text:span><text:span text:style-name="T6">:</text:span></text:p>
          </table:table-cell>
          <table:table-cell table:style-name="Tabulka1.A1" office:value-type="string">
            <text:p text:style-name="P14"><text:span text:style-name="T3">Česká pirátská strana, </text:span>organizační složka: <text:span text:style-name="T10">Personální odbor</text:span></text:p>
            <text:p text:style-name="P14">z<text:span text:style-name="T9">a</text:span>st<text:span text:style-name="T9">o</text:span>up<text:span text:style-name="T9">ena</text:span>: <text:span text:style-name="T18">Bc. Jan Novák</text:span>, <text:tab/>e-mail: <text:span text:style-name="T19">jan.novak@pirati.cz</text:span></text:p>
            <text:p text:style-name="P14">kontakt: <text:span text:style-name="T11">Barbora Hradečná <text:s text:c="5"/></text:span>e-mail: <text:span text:style-name="T11">barbora.hradecna@pirati.cz</text:span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Dodavatel</text:span><text:span text:style-name="T6">:</text:span></text:p>
          </table:table-cell>
          <table:table-cell table:style-name="Tabulka1.A1" office:value-type="string">
            <text:p text:style-name="P15"><text:span text:style-name="T9">Jméno</text:span>: Daniela Lakatošová</text:p>
            <text:p text:style-name="P22"><text:span text:style-name="T15">ročník</text:span>: <text:span text:style-name="T14">1989</text:span> <text:s text:c="3"/><text:span text:style-name="T12">bydliště: </text:span>Turnov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16">Krajský koordinátor dobrovolníků pro <text:span text:style-name="T21">Liberecký kraj</text:span></text:p>
            <text:p text:style-name="P15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0">Časová náročnost<text:span text:style-name="T6">:</text:span></text:p>
          </table:table-cell>
          <table:table-cell table:style-name="Tabulka1.A1" office:value-type="string">
            <text:p text:style-name="Table_20_Contents">Odhad: <text:span text:style-name="T21">10</text:span>h <text:span text:style-name="T10">týdně </text:span>(slovy: <text:span text:style-name="T10">deset</text:span>hodin)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Smluvní typ</text:span>:</text:p>
          </table:table-cell>
          <table:table-cell table:style-name="Tabulka1.A1" office:value-type="string">
            <text:p text:style-name="P17">DPP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Odměna</text:span>:</text:p>
          </table:table-cell>
          <table:table-cell table:style-name="Tabulka1.A1" office:value-type="string">
            <text:p text:style-name="Table_20_Contents"><text:span text:style-name="T10"><text:s/>4 500 – 7000 </text:span>Kč (slovy: <text:span text:style-name="T21">čtyřitisícepětset až sedmtisíc korun </text:span>českých) 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3">Termín provedení</text:span>:</text:p>
          </table:table-cell>
          <table:table-cell table:style-name="Tabulka1.A1" office:value-type="string">
            <text:p text:style-name="P13"><text:s/><text:span text:style-name="T17">Od 01-02-2017 do 30-07-2017</text:span></text:p>
          </table:table-cell>
        </table:table-row>
      </table:table>
      <text:p text:style-name="P8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4">V <text:span text:style-name="T10">Praze</text:span> dne <text:span text:style-name="T18">01.02.2016</text:span></text:p>
      <text:p text:style-name="P6">Za zadavatele: <text:tab/><text:tab/><text:tab/>Za dodavatele: </text:p>
      <text:p text:style-name="P20"><text:span text:style-name="T16">Bc. Jan Novák</text:span><text:tab/><text:tab/><text:tab/>Daniela Lakatošová</text:p>
      <text:p text:style-name="P7"/>
      <text:p text:style-name="P6">….................<text:tab/><text:tab/><text:tab/>….................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ucida Grande" svg:font-family="'Lucida Grande', 'Trebuchet MS', Verdana, Helvetica, Arial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96D10EF2D9C850DF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Footer"/>
      </style:footer-first>
    </style:master-page>
    <style:master-page style:name="Převést_20_1" style:display-name="Převést 1" style:page-layout-name="Mpm1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2-19T16:45:59.970628252</dc:date>
    <meta:editing-cycles>112</meta:editing-cycles>
    <meta:editing-duration>P24DT12H59M44S</meta:editing-duration>
    <meta:generator>LibreOffice/5.1.4.2$Linux_X86_64 LibreOffice_project/10m0$Build-2</meta:generator>
    <meta:printed-by>Vladislav Tobias Esner</meta:printed-by>
    <meta:print-date>2017-02-19T16:44:20.160483058</meta:print-date>
    <dc:creator>Vladislav Tobias Esner</dc:creator>
    <meta:document-statistic meta:table-count="1" meta:image-count="1" meta:object-count="0" meta:page-count="1" meta:paragraph-count="32" meta:word-count="161" meta:character-count="1233" meta:non-whitespace-character-count="1078"/>
    <meta:user-defined meta:name="Informace 1"/>
    <meta:user-defined meta:name="Informace 2"/>
    <meta:user-defined meta:name="Informace 3"/>
    <meta:user-defined meta:name="Informace 4"/>
  </office:meta>
</office:document-meta>
</file>